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o stretchy="false">(</mo>
          <mrow>
            <mstyle mathvariant="bold">
              <mrow>
                <msub>
                  <mi>K</mi>
                  <mi>i</mi>
                </msub>
              </mrow>
            </mstyle>
            <mrow>
              <mi/>
              <mo stretchy="false">−</mo>
              <mi/>
            </mrow>
            <mover accent="true">
              <msub>
                <mrow>
                  <mstyle mathvariant="bold">
                    <mrow>
                      <mi>p</mi>
                    </mrow>
                  </mstyle>
                </mrow>
                <mi>i</mi>
              </msub>
              <mo stretchy="false">˙</mo>
            </mover>
          </mrow>
          <mo stretchy="false">)</mo>
        </mrow>
      </mrow>
      <mrow>
        <mi/>
        <mo stretchy="false">⋅</mo>
        <mi/>
      </mrow>
      <mo stretchy="false">δ</mo>
      <mstyle mathvariant="bold">
        <mrow>
          <msub>
            <mi>r</mi>
            <mi>i</mi>
          </msub>
        </mrow>
      </mstyle>
      <mrow>
        <mi/>
        <mo stretchy="false">=</mo>
        <mi/>
      </mrow>
      <mn>0</mn>
    </mrow>
    <annotation encoding="StarMath 5.0">sum from i=1 to N ( bold K _i `-` dot{bold p}_i ) `cdot` %idelta bold r _i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9:43:03.065000000</meta:creation-date>
    <meta:generator>LibreOffice/4.1.4.2$Windows_x86 LibreOffice_project/0a0440ccc0227ad9829de5f46be37cfb6edcf72</meta:generator>
  </office:meta>
</office:document-meta>
</file>